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background-color="#ff3366"/>
    </style:style>
    <style:style style:name="T6" style:family="text">
      <style:text-properties fo:color="#9999ff" fo:background-color="#ffff66"/>
    </style:style>
    <style:style style:name="T7" style:family="text">
      <style:text-properties fo:color="#94bd5e" fo:background-color="#ffffff"/>
    </style:style>
    <style:style style:name="T8" style:family="text">
      <style:text-properties fo:background-color="transparen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1">RE: 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9"><text:tab/></text:span><text:span text:style-name="T10">In the fifth paragraph, the special modifiers will be tested including </text:span><text:span text:style-name="T11">bold</text:span><text:span text:style-name="T10">, </text:span><text:span text:style-name="T12">underline</text:span><text:span text:style-name="T10">, </text:span><text:span text:style-name="T14">italics</text:span><text:span text:style-name="T10"> and combinations including </text:span><text:span text:style-name="T13">bold-underline</text:span><text:span text:style-name="T10">, </text:span><text:span text:style-name="T15">bold-italic</text:span><text:span text:style-name="T10">, </text:span><text:span text:style-name="T16">italic-underline</text:span><text:span text:style-name="T10">, and </text:span><text:span text:style-name="T17">bold-italic underline</text:span><text:span text:style-name="T10">. <text:s/>Also tested will be </text:span><text:span text:style-name="T1">single strike</text:span><text:span text:style-name="T10">, </text:span><text:span text:style-name="T2">double strike.</text:span><text:span text:style-name="T10"> <text:s/>Other than these though, it will be single spaced, Arial 12 pt, left justified, with a single tab, and single spaced.<text:tab/></text:span></text:p>
      <text:p text:style-name="P5">Colors will also be tested, with <text:span text:style-name="T5">red 1 background</text:span>, <text:span text:style-name="T7">green 3 text</text:span>, and <text:span text:style-name="T6">yellow 3 background with violet text</text:span>, plus a <text:a xlink:type="simple" xlink:href="http://www.reuters.com/article/newsOne/idUSHAM53437920080219?sp=true"><text:span text:style-name="T8">hyperlink</text:span></text:a> thrown in. <text:s/>Otherwise, it will still be Arial 12 pt, left justified with a single tab, and single spaced.</text:p>
      <text:p text:style-name="P7"/>
      <text:p text:style-name="P7">The seventh paragraph will be in Courier New font with a 10 pt size and spaced at 1.5. <text:s/>Otherwise it will be left justified, single tab at the beginning, and no special modifiers.</text:p>
      <text:p text:style-name="P6"><text:tab/>The eighth paragraph is testing spacing things under each other.</text:p>
      <text:p text:style-name="P6"><text:tab/>The ninth paragraph was tabbed over to start directly under the eighth.</text:p>
      <text:p text:style-name="P6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11-06-30T11:28:49</meta:creation-date>
    <meta:editing-cycles>6</meta:editing-cycles>
    <meta:editing-duration>PT3M8S</meta:editing-duration>
    <dc:date>2014-09-25T22:19:28</dc:date>
    <meta:document-statistic meta:table-count="0" meta:image-count="0" meta:object-count="0" meta:page-count="1" meta:paragraph-count="11" meta:word-count="291" meta:character-count="1713"/>
    <meta:user-defined meta:name="Info 1"/>
    <meta:user-defined meta:name="Info 2"/>
    <meta:user-defined meta:name="Info 3"/>
    <meta:user-defined meta:name="Info 4"/>
  </office:meta>
</office:document-meta>
</file>